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96cm" style:rel-column-width="11934*"/>
    </style:style>
    <style:style style:name="Table3.B" style:family="table-column">
      <style:table-column-properties style:column-width="3.519cm" style:rel-column-width="13566*"/>
    </style:style>
    <style:style style:name="Table3.C" style:family="table-column">
      <style:table-column-properties style:column-width="4.154cm" style:rel-column-width="16014*"/>
    </style:style>
    <style:style style:name="Table3.D" style:family="table-column">
      <style:table-column-properties style:column-width="6.23cm" style:rel-column-width="2402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990099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4*"/>
    </style:style>
    <style:style style:name="Table2.B" style:family="table-column">
      <style:table-column-properties style:column-width="5.121cm" style:rel-column-width="19741*"/>
    </style:style>
    <style:style style:name="Table2.C" style:family="table-column">
      <style:table-column-properties style:column-width="4.313cm" style:rel-column-width="16626*"/>
    </style:style>
    <style:style style:name="Table2.D" style:family="table-column">
      <style:table-column-properties style:column-width="2.117cm" style:rel-column-width="8160*"/>
    </style:style>
    <style:style style:name="Table2.E" style:family="table-column">
      <style:table-column-properties style:column-width="2.05cm" style:rel-column-width="7904*"/>
    </style:style>
    <style:style style:name="Table2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990099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Heading">
      <style:paragraph-properties fo:text-align="start" style:justify-single-word="false"/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diagram = rootPackage.Diagrams[0]]</text:text-input></text:p>
      <text:p text:style-name="Standard"/>
      <text:p text:style-name="Standard">${diagram.name}</text:p>
      <text:p text:style-name="Standard"/>
      <text:p text:style-name="P1"><text:script script:language="JOOScript">[#function collect_connectors  diagramLinks ]
[#local result =[] ]
[#list diagramLinks as diagramLink]
[#if  !(diagramLink.hidden) &amp;&amp; !(diagramLink.connector.clientEnd.end.isClassifier) &amp;&amp; !(diagramLink.connector.supplierEnd.end.isClassifier) ]
[#local result = result+[diagramLink.connector] ]
[/#if]
[/#list]
[#return result?sort_by("name")]
[/#function]

[#function show_name element]
[#local name = element.name]
[#if !(element.isClassifier)]
[#local name = element.classifier.name]
[/#if]
[#return name]
[/#function]

[#function collect_component_elements diagram]
[#local temp_hash ={} ]
[#list diagram.DiagramObjects as object]
[#if object.element.type == "Component"]
[#local temp_hash = temp_hash+ { object.element.classifier.name : object.element}]
[/#if]
[/#list]
[#local result=[]]
[#list temp_hash?keys?sort as k]
[#local result = result +[temp_hash[k]] ]
[/#list]
[#return result]
[/#function]

[#function show_tag element tag_name]
[#local result = ""]
[#list element.TaggedValues as tg]
[#if tg.name == tag_name ]
[#local result = tg.value]
[/#if]
[/#list]
[#return result]
[/#function]</text:scrip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From</text:p>
          </table:table-cell>
          <table:table-cell table:style-name="Table3.A1" office:value-type="string">
            <text:p text:style-name="P2">To</text:p>
          </table:table-cell>
          <table:table-cell table:style-name="Table3.D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3.A2" office:value-type="string">
            <text:p text:style-name="Table_20_Contents"><text:text-input text:description="JOOScript">${show_name(connector.clientEnd.end)}</text:text-input></text:p>
          </table:table-cell>
          <table:table-cell table:style-name="Table3.A2" office:value-type="string">
            <text:p text:style-name="Table_20_Contents"><text:text-input text:description="JOOScript">${show_name(connector.supplierEnd.end)}</text:text-input></text:p>
          </table:table-cell>
          <table:table-cell table:style-name="Table3.D2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/>
      <text:p text:style-name="P1">${diagram.DiagramObjects?size}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Notes</text:p>
          </table:table-cell>
          <table:table-cell table:style-name="Table2.A1" office:value-type="string">
            <text:p text:style-name="P2">Tag_1</text:p>
          </table:table-cell>
          <table:table-cell table:style-name="Table2.A1" office:value-type="string">
            <text:p text:style-name="P2">Tag_2</text:p>
          </table:table-cell>
          <table:table-cell table:style-name="Table2.E1" office:value-type="string">
            <text:p text:style-name="P2">Version</text:p>
          </table:table-cell>
        </table:table-row>
        <table:table-row>
          <table:table-cell table:style-name="Table2.A2" office:value-type="string">
            <text:p text:style-name="Table_20_Contents"><text:script script:language="JOOScript">@table:table-row
[#list collect_component_elements(diagram) as element]
@/table:table-row
[/#list]</text:script><text:text-input text:description="JOOScript">
${element.classifier.name}</text:text-input></text:p>
          </table:table-cell>
          <table:table-cell table:style-name="Table2.A2" office:value-type="string">
            <text:p text:style-name="Table_20_Contents"><text:text-input text:description="JOOScript">${element.classifier.notes}</text:text-input></text:p>
          </table:table-cell>
          <table:table-cell table:style-name="Table2.A2" office:value-type="string">
            <text:p text:style-name="Table_20_Contents"><text:text-input text:description="JOOScript">${show_tag(element.classifier, "tag_1")}</text:text-input></text:p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<text:text-input text:description="JOOScript">${show_tag(element.classifier, "tag_2")}</text:text-input></text:p>
          </table:table-cell>
          <table:table-cell table:style-name="Table2.E2" office:value-type="string">
            <text:p text:style-name="Table_20_Contents"><text:text-input text:description="JOOScript">${element.version}</text:text-input>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10-09T00:17:14.55</dc:date>
    <dc:language>en-US</dc:language>
    <meta:editing-cycles>174</meta:editing-cycles>
    <meta:editing-duration>PT16H52M55S</meta:editing-duration>
    <meta:document-statistic meta:table-count="2" meta:image-count="0" meta:object-count="0" meta:page-count="1" meta:paragraph-count="23" meta:word-count="46" meta:character-count="413"/>
    <meta:user-defined meta:name="Info 1"/>
    <meta:user-defined meta:name="Info 2"/>
    <meta:user-defined meta:name="Info 3"/>
    <meta:user-defined meta:name="Info 4"/>
  </office:meta>
</office:document-meta>
</file>